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weight="bold">
          <math:mrow>
            <math:munder math:accentunder="true">
              <math:mtext>5. Operators</math:mtext>
              <math:mo>̲</math:mo>
            </math:munder>
          </math:mrow>
        </math:mstyle>
      </math:mtr>
      <math:mtr/>
      <math:mtr>
        <math:mrow>
          <math:mrow>
            <math:mi>lim</math:mi>
            <math:mi>x</math:mi>
          </math:mrow>
          <math:mi>,</math:mi>
          <math:mrow>
            <math:mo math:stretchy="false">∏</math:mo>
            <math:mi>x</math:mi>
          </math:mrow>
          <math:mi>,</math:mi>
          <math:mrow>
            <math:mo math:stretchy="false">∐</math:mo>
            <math:mi>x</math:mi>
          </math:mrow>
          <math:mi>,</math:mi>
          <math:mrow>
            <math:munderover>
              <math:mo math:stretchy="false">∑</math:mo>
              <math:mn>5</math:mn>
              <math:mn>6</math:mn>
            </math:munderover>
            <math:mn>7</math:mn>
          </math:mrow>
        </math:mrow>
      </math:mtr>
      <math:mtr>
        <math:mrow>
          <math:mrow>
            <math:mo math:stretchy="false">∫</math:mo>
            <math:mi>x</math:mi>
          </math:mrow>
          <math:mi>,</math:mi>
          <math:mrow>
            <math:mo math:stretchy="false">∬</math:mo>
            <math:mi>x</math:mi>
          </math:mrow>
          <math:mi>,</math:mi>
          <math:mrow>
            <math:mo math:stretchy="false">∭</math:mo>
            <math:mi>x</math:mi>
          </math:mrow>
          <math:mi>,</math:mi>
        </math:mrow>
      </math:mtr>
      <math:mtr>
        <math:mrow>
          <math:mrow>
            <math:mo math:stretchy="false">∮</math:mo>
            <math:mi>x</math:mi>
          </math:mrow>
          <math:mi>,</math:mi>
          <math:mrow>
            <math:mo math:stretchy="false">∯</math:mo>
            <math:mi>x</math:mi>
          </math:mrow>
          <math:mi>,</math:mi>
          <math:mrow>
            <math:mo math:stretchy="false">∰</math:mo>
            <math:mi>x</math:mi>
          </math:mrow>
        </math:mrow>
      </math:mtr>
      <math:mtr>
        <math:mrow>
          <math:mrow>
            <math:mo math:stretchy="false">∑</math:mo>
            <math:mi>x</math:mi>
          </math:mrow>
          <math:mi>,</math:mi>
          <math:mrow>
            <math:munder>
              <math:mo math:stretchy="false">∑</math:mo>
              <math:mrow>
                <math:mi>x</math:mi>
                <math:mo math:stretchy="false">=</math:mo>
                <math:mn>0</math:mn>
              </math:mrow>
            </math:munder>
            <math:mn>...</math:mn>
          </math:mrow>
          <math:mi>,</math:mi>
          <math:mrow>
            <math:mover>
              <math:mo math:stretchy="false">∑</math:mo>
              <math:mrow>
                <math:mi>n</math:mi>
                <math:mo math:stretchy="false">=</math:mo>
                <math:mrow>
                  <math:mo math:stretchy="false">+</math:mo>
                  <math:mo math:stretchy="false">∞</math:mo>
                </math:mrow>
              </math:mrow>
            </math:mover>
            <math:mn>...</math:mn>
          </math:mrow>
          <math:mi>,</math:mi>
          <math:mrow>
            <math:munderover>
              <math:mo math:stretchy="false">∑</math:mo>
              <math:mrow>
                <math:mi>x</math:mi>
                <math:mo math:stretchy="false">=</math:mo>
                <math:mn>0</math:mn>
              </math:mrow>
              <math:mrow>
                <math:mi>n</math:mi>
                <math:mo math:stretchy="false">=</math:mo>
                <math:mrow>
                  <math:mo math:stretchy="false">+</math:mo>
                  <math:mo math:stretchy="false">∞</math:mo>
                </math:mrow>
              </math:mrow>
            </math:munderover>
            <math:mn>...</math:mn>
          </math:mrow>
        </math:mrow>
      </math:mtr>
    </math:mtable>
    <math:annotation math:encoding="StarMath 5.0">bold underline  "5. Operators" newline newline
lim x, prod x, coprod x, sum  from 5 to 6 7  newline
int x, iint x, iiint x, newline
lint x, llint x, lllint x newline   
sum x, sum  from x=0 ..., sum  to n=+infinity ..., sum  from x=0 to n=+infinity ... newline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